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blar 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doy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office:value-type="string" calcext:value-type="string">
            <text:p>da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dab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dab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b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áb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b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b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dí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office:value-type="string" calcext:value-type="string">
            <text:p>d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office:value-type="string" calcext:value-type="string">
            <text:p>dió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da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da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rí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dé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é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d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d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d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d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d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d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d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1:18:13.959424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8T12:50:50.522884993</dc:date>
    <meta:editing-duration>PT2H45M11S</meta:editing-duration>
    <meta:editing-cycles>17</meta:editing-cycles>
    <meta:generator>LibreOffice/6.0.7.3$Linux_X86_64 LibreOffice_project/00m0$Build-3</meta:generator>
    <meta:document-statistic meta:table-count="1" meta:cell-count="428" meta:object-count="0"/>
  </office:meta>
</office:document-meta>
</file>